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A600003B6FF675DFFC.svm"/>
  <manifest:file-entry manifest:media-type="" manifest:full-path="Pictures/20000007000057A600003B6FA8427C4B.svm"/>
  <manifest:file-entry manifest:media-type="" manifest:full-path="Pictures/20000007000057C000003B5495A5E712.svm"/>
  <manifest:file-entry manifest:media-type="" manifest:full-path="Pictures/200000070000578B00003B54944CAB09.svm"/>
  <manifest:file-entry manifest:media-type="" manifest:full-path="Pictures/20000007000057A600003B6F84857E25.svm"/>
  <manifest:file-entry manifest:media-type="" manifest:full-path="Pictures/20000007000057A600003B547810645D.svm"/>
  <manifest:file-entry manifest:media-type="" manifest:full-path="Pictures/200000070000578B00003B6FEDEC73CC.svm"/>
  <manifest:file-entry manifest:media-type="" manifest:full-path="Pictures/20000007000057A600003F42D92BD984.svm"/>
  <manifest:file-entry manifest:media-type="" manifest:full-path="Pictures/200000070000578B00003F5C05125814.svm"/>
  <manifest:file-entry manifest:media-type="" manifest:full-path="Pictures/20000007000057A600003B54A4BE7BF5.svm"/>
  <manifest:file-entry manifest:media-type="" manifest:full-path="Pictures/20000007000057A600003B6FB3E7A7CA.svm"/>
  <manifest:file-entry manifest:media-type="" manifest:full-path="Pictures/20000007000057A600003B54034FBF22.svm"/>
  <manifest:file-entry manifest:media-type="" manifest:full-path="Pictures/200000070000575600003B3AF84EFF87.svm"/>
  <manifest:file-entry manifest:media-type="" manifest:full-path="Pictures/200000070000578B00003B54F83AFBCE.svm"/>
  <manifest:file-entry manifest:media-type="" manifest:full-path="Pictures/200000070000577100003B3AD5BFDC5D.svm"/>
  <manifest:file-entry manifest:media-type="" manifest:full-path="Pictures/200000070000577100003B540C809175.svm"/>
  <manifest:file-entry manifest:media-type="" manifest:full-path="Pictures/20000007000057A600003B54E4E8E232.svm"/>
  <manifest:file-entry manifest:media-type="" manifest:full-path="Pictures/20000007000057A600003B6FC99150E3.svm"/>
  <manifest:file-entry manifest:media-type="" manifest:full-path="Pictures/20000007000057A600003B54CCE64098.svm"/>
  <manifest:file-entry manifest:media-type="image/jpeg" manifest:full-path="Pictures/10000000000001E00000010A62719B05.jpg"/>
  <manifest:file-entry manifest:media-type="" manifest:full-path="Pictures/200000070000578B00003B3A0D28A0DB.svm"/>
  <manifest:file-entry manifest:media-type="" manifest:full-path="Pictures/200000070000578B00003B5429087ABC.svm"/>
  <manifest:file-entry manifest:media-type="" manifest:full-path="Pictures/200000070000577100003F27C72C8B8E.svm"/>
  <manifest:file-entry manifest:media-type="" manifest:full-path="Pictures/20000007000057A600003B54AC741398.svm"/>
  <manifest:file-entry manifest:media-type="" manifest:full-path="Pictures/20000007000057A600003B6F52B67BA0.svm"/>
  <manifest:file-entry manifest:media-type="" manifest:full-path="Pictures/20000007000057A600003B5495281DDD.svm"/>
  <manifest:file-entry manifest:media-type="" manifest:full-path="Pictures/200000070000577100003B3ABF1F67E0.svm"/>
  <manifest:file-entry manifest:media-type="" manifest:full-path="Pictures/20000007000057A600003B6FA5D68AF3.svm"/>
  <manifest:file-entry manifest:media-type="" manifest:full-path="Pictures/20000007000057A600003B6F1CF03D54.svm"/>
  <manifest:file-entry manifest:media-type="" manifest:full-path="Pictures/20000007000057A600003F4278A5572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2" style:family="paragraph" style:parent-style-name="Standard">
      <style:paragraph-properties fo:line-height="150%"/>
      <style:text-properties style:font-name="Arial" fo:background-color="transparent" style:font-size-asian="10.5pt"/>
    </style:style>
    <style:style style:name="P3" style:family="paragraph" style:parent-style-name="Standard">
      <style:paragraph-properties fo:line-height="150%" fo:text-align="center" style:justify-single-word="false"/>
      <style:text-properties style:font-name="Arial" fo:background-color="transparent" style:font-size-asian="10.5pt"/>
    </style:style>
    <style:style style:name="P4"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5"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Arial" fo:font-size="12pt" fo:font-weight="bold" fo:background-color="transparent"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style:font-name="Arial" fo:font-weight="bold" fo:background-color="transparent" style:font-size-asian="10.5pt" style:font-weight-asian="bold" style:font-weight-complex="bold"/>
    </style:style>
    <style:style style:name="P8"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fo:background-color="transparent" style:font-size-asian="14pt" style:font-weight-asian="bold" style:font-size-complex="14pt"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text-align="end" style:justify-single-word="false"/>
      <style:text-properties style:font-name="Arial1"/>
    </style:style>
    <style:style style:name="P1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16"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Table_20_Contents">
      <style:paragraph-properties fo:text-align="center" style:justify-single-word="false"/>
      <style:text-properties style:font-name="Arial1" fo:font-size="14pt" style:font-size-asian="14pt" style:font-size-complex="14pt"/>
    </style:style>
    <style:style style:name="P18" style:family="paragraph" style:parent-style-name="Table_20_Contents">
      <style:paragraph-properties fo:text-align="justify" style:justify-single-word="false"/>
      <style:text-properties style:font-name="Arial1" fo:font-size="14pt" style:font-size-asian="14pt" style:font-size-complex="14pt"/>
    </style:style>
    <style:style style:name="P19"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style:font-name="Arial1" fo:font-size="12pt" style:font-size-asian="12pt" style:font-size-complex="12pt"/>
    </style:style>
    <style:style style:name="P21" style:family="paragraph" style:parent-style-name="Table_20_Contents">
      <style:paragraph-properties fo:text-align="center" style:justify-single-word="false"/>
      <style:text-properties style:font-name="Arial1" fo:font-size="12pt" style:font-size-asian="12pt" style:font-size-complex="12pt"/>
    </style:style>
    <style:style style:name="P22" style:family="paragraph">
      <style:text-properties style:font-name="Arial1"/>
    </style:style>
    <style:style style:name="P23" style:family="paragraph">
      <style:paragraph-properties fo:text-align="end"/>
      <style:text-properties style:font-name="Arial1"/>
    </style:style>
    <style:style style:name="P24"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dice:</text:p>
      <text:p text:style-name="P1"/>
      <text:p text:style-name="P1"/>
      <table:table table:name="Table1" table:style-name="Table1">
        <table:table-column table:style-name="Table1.A"/>
        <table:table-column table:style-name="Table1.B"/>
        <table:table-row>
          <table:table-cell table:style-name="Table1.A1" office:value-type="string">
            <text:p text:style-name="P19">1. Introducción<text:span text:style-name="T2">……………………………………………………..</text:span></text:p>
          </table:table-cell>
          <table:table-cell table:style-name="Table1.A1" office:value-type="string">
            <text:p text:style-name="P18">2</text:p>
          </table:table-cell>
        </table:table-row>
        <table:table-row>
          <table:table-cell table:style-name="Table1.A1" office:value-type="string">
            <text:p text:style-name="P19"><text:span text:style-name="T2"><text:tab/></text:span><text:span text:style-name="T2">1.</text:span><text:span text:style-name="T2">1</text:span><text:span text:style-name="T2">. Desarrollo del proyecto…………………………………</text:span></text:p>
          </table:table-cell>
          <table:table-cell table:style-name="Table1.A1" office:value-type="string">
            <text:p text:style-name="P18">4</text:p>
          </table:table-cell>
        </table:table-row>
        <table:table-row>
          <table:table-cell table:style-name="Table1.A1" office:value-type="string">
            <text:p text:style-name="P19">2. Pantallas del sistema<text:span text:style-name="T2">…………………………………………..</text:span></text:p>
          </table:table-cell>
          <table:table-cell table:style-name="Table1.A1" office:value-type="string">
            <text:p text:style-name="P18">6</text:p>
          </table:table-cell>
        </table:table-row>
        <table:table-row>
          <table:table-cell table:style-name="Table1.A1" office:value-type="string">
            <text:p text:style-name="P18"><text:tab/><text:span text:style-name="T2">2.</text:span><text:span text:style-name="T2">1. Inicio del sistema</text:span><text:span text:style-name="T2">………………………………………..</text:span></text:p>
          </table:table-cell>
          <table:table-cell table:style-name="Table1.A1" office:value-type="string">
            <text:p text:style-name="P18">6</text:p>
          </table:table-cell>
        </table:table-row>
        <table:table-row>
          <table:table-cell table:style-name="Table1.A1" office:value-type="string">
            <text:p text:style-name="P18"><text:tab/>2.2. Tambo…………………………………………………….</text:p>
          </table:table-cell>
          <table:table-cell table:style-name="Table1.A1" office:value-type="string">
            <text:p text:style-name="P18">8</text:p>
          </table:table-cell>
        </table:table-row>
        <table:table-row>
          <table:table-cell table:style-name="Table1.A1" office:value-type="string">
            <text:p text:style-name="P18"><text:tab/><text:tab/>2.2.1. Ingresar………….……………………………...</text:p>
          </table:table-cell>
          <table:table-cell table:style-name="Table1.A1" office:value-type="string">
            <text:p text:style-name="P18">8</text:p>
          </table:table-cell>
        </table:table-row>
        <table:table-row>
          <table:table-cell table:style-name="Table1.A1" office:value-type="string">
            <text:p text:style-name="P18"><text:tab/><text:tab/>2.2.2. Modificar…………………………………….<text:span text:style-name="T3">.….</text:span></text:p>
          </table:table-cell>
          <table:table-cell table:style-name="Table1.A1" office:value-type="string">
            <text:p text:style-name="P18">9</text:p>
          </table:table-cell>
        </table:table-row>
        <table:table-row>
          <table:table-cell table:style-name="Table1.A1" office:value-type="string">
            <text:p text:style-name="P18"><text:tab/><text:tab/>2.2.3. Consultar………………………………………..</text:p>
          </table:table-cell>
          <table:table-cell table:style-name="Table1.A1" office:value-type="string">
            <text:p text:style-name="P18">10</text:p>
          </table:table-cell>
        </table:table-row>
        <table:table-row>
          <table:table-cell table:style-name="Table1.A1" office:value-type="string">
            <text:p text:style-name="P18"><text:span text:style-name="T2"><text:tab/></text:span><text:span text:style-name="T2">2.3. Personal………………………………………………….</text:span></text:p>
          </table:table-cell>
          <table:table-cell table:style-name="Table1.A1" office:value-type="string">
            <text:p text:style-name="P18">11</text:p>
          </table:table-cell>
        </table:table-row>
        <table:table-row>
          <table:table-cell table:style-name="Table1.A1" office:value-type="string">
            <text:p text:style-name="P18"><text:span text:style-name="T2"><text:tab/><text:tab/></text:span><text:span text:style-name="T2">2.3.1. Ingresar………………………………………….</text:span></text:p>
          </table:table-cell>
          <table:table-cell table:style-name="Table1.A1" office:value-type="string">
            <text:p text:style-name="P18">11</text:p>
          </table:table-cell>
        </table:table-row>
        <table:table-row>
          <table:table-cell table:style-name="Table1.A1" office:value-type="string">
            <text:p text:style-name="P18"><text:tab/><text:tab/>2.3.2. Modificar………………………………………...</text:p>
          </table:table-cell>
          <table:table-cell table:style-name="Table1.A1" office:value-type="string">
            <text:p text:style-name="P18">12</text:p>
          </table:table-cell>
        </table:table-row>
        <table:table-row>
          <table:table-cell table:style-name="Table1.A1" office:value-type="string">
            <text:p text:style-name="P18"><text:span text:style-name="T2"><text:tab/><text:tab/></text:span><text:span text:style-name="T2">2.3.3. Consultar………………………………………..</text:span></text:p>
          </table:table-cell>
          <table:table-cell table:style-name="Table1.A1" office:value-type="string">
            <text:p text:style-name="P18">13</text:p>
          </table:table-cell>
        </table:table-row>
        <table:table-row>
          <table:table-cell table:style-name="Table1.A1" office:value-type="string">
            <text:p text:style-name="P18"><text:span text:style-name="T2"><text:tab/></text:span><text:span text:style-name="T2">2.4. Ingresar…………………………………………………..</text:span></text:p>
          </table:table-cell>
          <table:table-cell table:style-name="Table1.A1" office:value-type="string">
            <text:p text:style-name="P18">14</text:p>
          </table:table-cell>
        </table:table-row>
        <table:table-row>
          <table:table-cell table:style-name="Table1.A1" office:value-type="string">
            <text:p text:style-name="P19"><text:span text:style-name="T2"><text:tab/></text:span><text:span text:style-name="T2">2.5. Eliminar…………………………………………………..</text:span></text:p>
          </table:table-cell>
          <table:table-cell table:style-name="Table1.A1" office:value-type="string">
            <text:p text:style-name="P18">16</text:p>
          </table:table-cell>
        </table:table-row>
        <table:table-row>
          <table:table-cell table:style-name="Table1.A1" office:value-type="string">
            <text:p text:style-name="P18"><text:tab/>2.6. Consultar…………………………………………………</text:p>
          </table:table-cell>
          <table:table-cell table:style-name="Table1.A1" office:value-type="string">
            <text:p text:style-name="P18">17</text:p>
          </table:table-cell>
        </table:table-row>
        <table:table-row>
          <table:table-cell table:style-name="Table1.A1" office:value-type="string">
            <text:p text:style-name="P18"><text:tab/>2.7. Enlistar……………………………………………………</text:p>
          </table:table-cell>
          <table:table-cell table:style-name="Table1.A1" office:value-type="string">
            <text:p text:style-name="P18">18</text:p>
          </table:table-cell>
        </table:table-row>
        <table:table-row>
          <table:table-cell table:style-name="Table1.A1" office:value-type="string">
            <text:p text:style-name="P18"><text:tab/>2.8. Modificar………………………………………………….</text:p>
          </table:table-cell>
          <table:table-cell table:style-name="Table1.A1" office:value-type="string">
            <text:p text:style-name="P18">19</text:p>
          </table:table-cell>
        </table:table-row>
        <table:table-row>
          <table:table-cell table:style-name="Table1.A1" office:value-type="string">
            <text:p text:style-name="P18"><text:tab/>2.9. Errores……………………………………………………</text:p>
          </table:table-cell>
          <table:table-cell table:style-name="Table1.A1" office:value-type="string">
            <text:p text:style-name="P18">20</text:p>
          </table:table-cell>
        </table:table-row>
        <table:table-row>
          <table:table-cell table:style-name="Table1.A1" office:value-type="string">
            <text:p text:style-name="P19">3. Anexo<text:span text:style-name="T2">……………………………………………………………..</text:span></text:p>
          </table:table-cell>
          <table:table-cell table:style-name="Table1.A1" office:value-type="string">
            <text:p text:style-name="P18">21</text:p>
          </table:table-cell>
        </table:table-row>
        <table:table-row>
          <table:table-cell table:style-name="Table1.A1" office:value-type="string">
            <text:p text:style-name="P19"><text:span text:style-name="T2"><text:tab/></text:span><text:span text:style-name="T2">3.1. Asignación de abreviaciones…………………………..</text:span></text:p>
          </table:table-cell>
          <table:table-cell table:style-name="Table1.A1" office:value-type="string">
            <text:p text:style-name="P18">21</text:p>
          </table:table-cell>
        </table:table-row>
      </table:table>
      <text:p text:style-name="P8"/>
      <text:p text:style-name="P2"/>
      <text:p text:style-name="P2"/>
      <text:p text:style-name="P2"/>
      <text:p text:style-name="P14"><text:soft-page-break/>1. Introducción:</text:p>
      <text:p text:style-name="P12"/>
      <text:p text:style-name="P11"><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11"/>
      <text:p text:style-name="P11"><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11"/>
      <text:p text:style-name="P11"><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11"/>
      <text:p text:style-name="P11"><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oft-page-break/>preñez, la producción anual y diaria.</text:p>
      <text:p text:style-name="P11"/>
      <text:p text:style-name="P11"><text:tab/>Dependiendo del usuario que ingrese, el sistema otorgara acceso a distintas funciones y partes de él (sistema), a continuación se detallaran estos en un orden de jerarquía:</text:p>
      <text:p text:style-name="P11"/>
      <text:p text:style-name="P11"><text:tab/><text:span text:style-name="T1">Auxiliar</text:span>: este tipo de usuario solo tiene permiso de ingreso y consulta de información.</text:p>
      <text:p text:style-name="P11"/>
      <text:p text:style-name="P11"><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11"/>
      <text:p text:style-name="P11"><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1"/>
      <text:p text:style-name="P11"><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11"/>
      <text:p text:style-name="P11"/>
      <text:p text:style-name="P11"/>
      <text:p text:style-name="P11"/>
      <text:p text:style-name="P13"><text:soft-page-break/>1.1 Desarrollo del proyecto:</text:p>
      <text:p text:style-name="P13"/>
      <text:p text:style-name="P15"><text:tab/>Se desarrolló, en esta entrega, las ventanas y opciones que tendrá el sistema. Como el ingreso de un animal vacuno, la modificación del mismo, enlistar animales que tengan una propiedad en común y consultar la existencia de un animal en la base de datos que se conectará en la siguiente entrega. Si el animal vacuno es hembra se llevará un control de la producción de leche y las propiedades de la misma. Se tendrá control de datos del tambo, como tipo de ordeñe, hectáreas, total de ganado, explotaciones, cantidad de ordeñes, horas de inicio y fin de las mismas, también se controlará su producción anual, diaria y total, porcentaje de preñez, parición y reposición, cantidad de vacas, toros, ganado en total. También se tendrá en cuenta datos básicos del personal, como la cédula de identidad, la fecha de nacimiento, el sexo y sus permisos, para poder controlar a que funciones accederá.</text:p>
      <text:p text:style-name="P15"/>
      <text:p text:style-name="P15"><text:tab/>El programa consta de una ventana principal, y nueve sub-ventanas, que simulan once sub-ventanas, ya que para la modificación e ingreso de tambo se usa la misma ventana, y para la consulta, modificación e ingreso de personal se usa otra ventana única, las opciones de enlistar llevan a la misma ventana.</text:p>
      <text:p text:style-name="P15"/>
      <text:p text:style-name="P15"><text:tab/>En la ventana principal se tiene predeterminado el idioma español el cual se puede cambiar, y acceder al sistema en el idioma que se desee (español, ingles o portuges), se verificará el usuario al conectarse a la base de datos, y así luego se separaran las sub-ventanas que puedan verse de acuerdo a su posición o cargo establecido (permisos), actualmente entra de modo administrador para habilitar todas las sub-ventanas, cuando la conexión a la base de datos esté establecida se verificaran los datos y permisos. </text:p>
      <text:p text:style-name="P15"/>
      <text:p text:style-name="P15"><text:soft-page-break/><text:tab/>El ingreso no se puede efectuar sin primero haber verificado que el número del vacuno no se repita (cuando esté la conexión a la base de datos), luego de verificar el numero del vacuno se podrá ingresar sin ningún problema. </text:p>
      <text:p text:style-name="P15"/>
      <text:p text:style-name="P15"><text:tab/>La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text:p>
      <text:p text:style-name="P15"/>
      <text:p text:style-name="P15"><text:tab/>La modificación necesita de un numero vacuno para efectuar la búsqueda, mostrará los datos encontrados y al efectuar la modificación de los mismos guardará la nueva información.</text:p>
      <text:p text:style-name="P15"/>
      <text:p text:style-name="P15"><text:tab/>Para enlistar se deberá seleccionar en el menú de la ventana principal por qué característica se querrá buscar y abrirá una ventana con la información requerida.</text:p>
      <text:p text:style-name="P15"/>
      <text:p text:style-name="P15"><text:tab/>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úmero de vacuno en cuanto al largo y al campo de año de nacimiento, y en campos donde se espera porcentajes se chequea que sea mayor o igual a cero y menor o igual a 100, al igual que el día de nacimiento menor a 31 y mes de nacimiento menor a 12.</text:p>
      <text:p text:style-name="P11"><text:tab/>La opción cerrar sesión, cierra la misma, lo que permite iniciar de nuevo sesión con otros datos, mientras que la opción salir cierra todo el programa.</text:p>
      <text:p text:style-name="P4"><text:soft-page-break/>2. Pantalla del sistema:</text:p>
      <text:p text:style-name="P5">2.1. Inicio del sistema:</text:p>
      <text:p text:style-name="P5"><draw:frame draw:style-name="fr2" draw:name="gráficos1" text:anchor-type="paragraph" svg:y="-0.159cm" svg:width="13.157cm" svg:height="9.495cm" draw:z-index="126"><draw:image xlink:href="Pictures/20000007000057A600003F4278A55729.svm" xlink:type="simple" xlink:show="embed" xlink:actuate="onLoad"/></draw:frame></text:p>
      <text:p text:style-name="P2"><draw:frame draw:style-name="fr3" draw:name="gráficos2" text:anchor-type="paragraph" svg:x="0.921cm" svg:y="-0.078cm" svg:width="13.159cm" svg:height="9.497cm" draw:z-index="153"><draw:image xlink:href="Pictures/20000007000057A600003F42D92BD984.svm" xlink:type="simple" xlink:show="embed" xlink:actuate="onLoad"/></draw:frame></text:p>
      <text:p text:style-name="P3"><draw:frame draw:style-name="fr3" draw:name="gráficos3" text:anchor-type="paragraph" svg:x="0.524cm" svg:y="0.295cm" svg:width="13.742cm" svg:height="9.924cm" draw:z-index="152"><draw:image xlink:href="Pictures/200000070000577100003F27C72C8B8E.svm" xlink:type="simple" xlink:show="embed" xlink:actuate="onLoad"/></draw:frame><text:soft-page-break/></text:p>
      <text:p text:style-name="P2"/>
      <text:p text:style-name="P5"/>
      <text:p text:style-name="P5"/>
      <text:p text:style-name="P5"/>
      <text:p text:style-name="P5"/>
      <text:p text:style-name="P5"/>
      <text:p text:style-name="P5"/>
      <text:p text:style-name="P5"/>
      <text:p text:style-name="P5"/>
      <text:p text:style-name="P5"/>
      <text:p text:style-name="P5"/>
      <text:p text:style-name="P5"><text:soft-page-break/>2.2. Tambo:</text:p>
      <text:p text:style-name="P6">2.2.1. Ingresar:</text:p>
      <text:p text:style-name="P3"><draw:frame draw:style-name="fr1" draw:name="gráficos5" text:anchor-type="paragraph" svg:y="0.065cm" svg:width="13.682cm" svg:height="9.248cm" draw:z-index="127"><draw:image xlink:href="Pictures/20000007000057A600003B6F52B67BA0.svm" xlink:type="simple" xlink:show="embed" xlink:actuate="onLoad"/></draw:frame><draw:frame draw:style-name="fr1" draw:name="gráficos6" text:anchor-type="paragraph" svg:y="9.53cm" svg:width="13.787cm" svg:height="9.359cm" draw:z-index="128"><draw:image xlink:href="Pictures/200000070000578B00003B6FEDEC73CC.svm" xlink:type="simple" xlink:show="embed" xlink:actuate="onLoad"/></draw:frame></text:p>
      <text:p text:style-name="P2"/>
      <text:p text:style-name="P7"><text:soft-page-break/>2.2.2. Modificar:</text:p>
      <text:p text:style-name="P7"><draw:frame draw:style-name="fr1" draw:name="gráficos7" text:anchor-type="paragraph" svg:y="-0.24cm" svg:width="14.344cm" svg:height="9.726cm" draw:z-index="129"><draw:image xlink:href="Pictures/20000007000057A600003B6F1CF03D54.svm" xlink:type="simple" xlink:show="embed" xlink:actuate="onLoad"/></draw:frame><draw:frame draw:style-name="fr4" draw:name="gráficos8" text:anchor-type="paragraph" svg:x="0.36cm" svg:y="9.633cm" svg:width="14.31cm" svg:height="9.703cm" draw:z-index="130"><draw:image xlink:href="Pictures/20000007000057A600003B6FA5D68AF3.svm" xlink:type="simple" xlink:show="embed" xlink:actuate="onLoad"/></draw:frame></text:p>
      <text:p text:style-name="P7"><text:soft-page-break/>2.2.3. Consultar:</text:p>
      <text:p text:style-name="P3"><draw:frame draw:style-name="fr1" draw:name="gráficos9" text:anchor-type="paragraph" svg:y="-0.122cm" svg:width="14.328cm" svg:height="9.716cm" draw:z-index="131"><draw:image xlink:href="Pictures/20000007000057A600003B6FB3E7A7CA.svm" xlink:type="simple" xlink:show="embed" xlink:actuate="onLoad"/></draw:frame><draw:frame draw:style-name="fr1" draw:name="gráficos10" text:anchor-type="paragraph" svg:y="9.929cm" svg:width="14.344cm" svg:height="9.716cm" draw:z-index="132"><draw:image xlink:href="Pictures/200000070000577100003B3AD5BFDC5D.svm" xlink:type="simple" xlink:show="embed" xlink:actuate="onLoad"/></draw:frame></text:p>
      <text:p text:style-name="P5"><text:soft-page-break/>2.3. Personal:</text:p>
      <text:p text:style-name="P7">2.3.1. Ingresar:</text:p>
      <text:p text:style-name="P3"><draw:frame draw:style-name="fr4" draw:name="gráficos11" text:anchor-type="paragraph" svg:x="0.333cm" svg:y="-0.24cm" svg:width="14.083cm" svg:height="9.532cm" draw:z-index="133"><draw:image xlink:href="Pictures/20000007000057A600003B54AC741398.svm" xlink:type="simple" xlink:show="embed" xlink:actuate="onLoad"/></draw:frame></text:p>
      <text:p text:style-name="P7"><draw:frame draw:style-name="fr4" draw:name="gráficos12" text:anchor-type="paragraph" svg:x="0.333cm" svg:y="-0.021cm" svg:width="14.088cm" svg:height="9.548cm" draw:z-index="154"><draw:image xlink:href="Pictures/200000070000578B00003B54F83AFBCE.svm" xlink:type="simple" xlink:show="embed" xlink:actuate="onLoad"/></draw:frame><text:soft-page-break/>2.3.2. Modificar:</text:p>
      <text:p text:style-name="P3"><draw:frame draw:style-name="fr4" draw:name="gráficos13" text:anchor-type="paragraph" svg:x="0.409cm" svg:y="0.048cm" svg:width="14.305cm" svg:height="9.682cm" draw:z-index="134"><draw:image xlink:href="Pictures/20000007000057A600003B54A4BE7BF5.svm" xlink:type="simple" xlink:show="embed" xlink:actuate="onLoad"/></draw:frame><draw:frame draw:style-name="fr4" draw:name="gráficos14" text:anchor-type="paragraph" svg:x="0.332cm" svg:y="9.86cm" svg:width="14.309cm" svg:height="9.686cm" draw:z-index="135"><draw:image xlink:href="Pictures/20000007000057A600003B547810645D.svm" xlink:type="simple" xlink:show="embed" xlink:actuate="onLoad"/></draw:frame></text:p>
      <text:p text:style-name="P7"><text:soft-page-break/>2.3.3. Consultar:</text:p>
      <text:p text:style-name="P7"><draw:frame draw:style-name="fr4" draw:name="gráficos15" text:anchor-type="paragraph" svg:x="0.857cm" svg:y="-0.072cm" svg:width="14.328cm" svg:height="9.698cm" draw:z-index="136"><draw:image xlink:href="Pictures/20000007000057A600003B54CCE64098.svm" xlink:type="simple" xlink:show="embed" xlink:actuate="onLoad"/></draw:frame><draw:frame draw:style-name="fr4" draw:name="gráficos16" text:anchor-type="paragraph" svg:x="0.873cm" svg:y="9.793cm" svg:width="14.328cm" svg:height="9.716cm" draw:z-index="137"><draw:image xlink:href="Pictures/20000007000057A600003B6FC99150E3.svm" xlink:type="simple" xlink:show="embed" xlink:actuate="onLoad"/></draw:frame></text:p>
      <text:p text:style-name="P5"><text:soft-page-break/>2.4. Ingresar:</text:p>
      <text:p text:style-name="P5"><draw:frame draw:style-name="fr3" draw:name="gráficos17" text:anchor-type="paragraph" svg:x="0.316cm" svg:y="-0.085cm" svg:width="14.344cm" svg:height="9.728cm" draw:z-index="138"><draw:image xlink:href="Pictures/200000070000575600003B3AF84EFF87.svm" xlink:type="simple" xlink:show="embed" xlink:actuate="onLoad"/></draw:frame></text:p>
      <text:p text:style-name="P2"><draw:frame draw:style-name="fr4" draw:name="gráficos19" text:anchor-type="paragraph" svg:x="0.309cm" svg:y="0.161cm" svg:width="14.351cm" svg:height="9.717cm" draw:z-index="149"><draw:image xlink:href="Pictures/20000007000057A600003B6FA8427C4B.svm" xlink:type="simple" xlink:show="embed" xlink:actuate="onLoad"/></draw:frame></text:p>
      <text:p text:style-name="P5"><draw:frame draw:style-name="fr4" draw:name="gráficos20" text:anchor-type="paragraph" svg:x="0.291cm" svg:y="0.132cm" svg:width="14.344cm" svg:height="9.83cm" draw:z-index="148"><draw:image xlink:href="Pictures/20000007000057A600003B6FF675DFFC.svm" xlink:type="simple" xlink:show="embed" xlink:actuate="onLoad"/></draw:frame><draw:frame draw:style-name="fr4" draw:name="gráficos18" text:anchor-type="paragraph" svg:x="0.3cm" svg:y="10.312cm" svg:width="14.374cm" svg:height="9.73cm" draw:z-index="150"><draw:image xlink:href="Pictures/20000007000057A600003B54E4E8E232.svm" xlink:type="simple" xlink:show="embed" xlink:actuate="onLoad"/></draw:frame><text:soft-page-break/></text:p>
      <text:p text:style-name="P5"><text:soft-page-break/></text:p>
      <text:p text:style-name="P5">2.5. Eliminar:</text:p>
      <text:p text:style-name="P2"><draw:frame draw:style-name="fr4" draw:name="gráficos21" text:anchor-type="paragraph" svg:x="0.457cm" svg:y="-0.24cm" svg:width="14.393cm" svg:height="9.726cm" draw:z-index="139"><draw:image xlink:href="Pictures/20000007000057A600003B54034FBF22.svm" xlink:type="simple" xlink:show="embed" xlink:actuate="onLoad"/></draw:frame><draw:frame draw:style-name="fr4" draw:name="gráficos22" text:anchor-type="paragraph" svg:x="0.43cm" svg:y="9.652cm" svg:width="14.377cm" svg:height="9.611cm" draw:z-index="140"><draw:image xlink:href="Pictures/200000070000577100003B3ABF1F67E0.svm" xlink:type="simple" xlink:show="embed" xlink:actuate="onLoad"/></draw:frame></text:p>
      <text:p text:style-name="P5"><text:soft-page-break/>2.6. Consultar:</text:p>
      <text:p text:style-name="P5"><draw:frame draw:style-name="fr4" draw:name="gráficos23" text:anchor-type="paragraph" svg:x="0.243cm" svg:y="-0.085cm" svg:width="14.397cm" svg:height="9.472cm" draw:z-index="141"><draw:image xlink:href="Pictures/200000070000578B00003B5429087ABC.svm" xlink:type="simple" xlink:show="embed" xlink:actuate="onLoad"/></draw:frame><draw:frame draw:style-name="fr4" draw:name="gráficos24" text:anchor-type="paragraph" svg:x="0.243cm" svg:y="9.578cm" svg:width="14.374cm" svg:height="9.767cm" draw:z-index="142"><draw:image xlink:href="Pictures/200000070000578B00003B3A0D28A0DB.svm" xlink:type="simple" xlink:show="embed" xlink:actuate="onLoad"/></draw:frame></text:p>
      <text:p text:style-name="P5"><text:soft-page-break/>2.7. Enlistar:</text:p>
      <text:p text:style-name="P5"><draw:frame draw:style-name="fr4" draw:name="gráficos25" text:anchor-type="paragraph" svg:x="0.24cm" svg:y="-0.206cm" svg:width="13.951cm" svg:height="10.098cm" draw:z-index="143"><draw:image xlink:href="Pictures/200000070000578B00003F5C05125814.svm" xlink:type="simple" xlink:show="embed" xlink:actuate="onLoad"/></draw:frame><draw:frame draw:style-name="fr4" draw:name="gráficos26" text:anchor-type="paragraph" svg:x="0.233cm" svg:y="10.049cm" svg:width="14.111cm" svg:height="9.574cm" draw:z-index="151"><draw:image xlink:href="Pictures/200000070000577100003B540C809175.svm" xlink:type="simple" xlink:show="embed" xlink:actuate="onLoad"/></draw:frame></text:p>
      <text:p text:style-name="P2"/>
      <text:p text:style-name="P5"><text:soft-page-break/>2.8. Modificar:</text:p>
      <text:p text:style-name="P5"><draw:frame draw:style-name="fr4" draw:name="gráficos27" text:anchor-type="paragraph" svg:x="0.409cm" svg:y="-0.229cm" svg:width="14.28cm" svg:height="9.682cm" draw:z-index="144"><draw:image xlink:href="Pictures/20000007000057A600003B6F84857E25.svm" xlink:type="simple" xlink:show="embed" xlink:actuate="onLoad"/></draw:frame><draw:frame draw:style-name="fr4" draw:name="gráficos28" text:anchor-type="paragraph" svg:x="0.436cm" svg:y="9.705cm" svg:width="14.256cm" svg:height="9.648cm" draw:z-index="145"><draw:image xlink:href="Pictures/20000007000057A600003B5495281DDD.svm" xlink:type="simple" xlink:show="embed" xlink:actuate="onLoad"/></draw:frame></text:p>
      <text:p text:style-name="P5"><draw:frame draw:style-name="fr4" draw:name="gráficos30" text:anchor-type="paragraph" svg:x="0.217cm" svg:y="0.787cm" svg:width="14.374cm" svg:height="9.74cm" draw:z-index="146"><draw:image xlink:href="Pictures/200000070000578B00003B54944CAB09.svm" xlink:type="simple" xlink:show="embed" xlink:actuate="onLoad"/></draw:frame><text:soft-page-break/>2.9. Errores:</text:p>
      <text:p text:style-name="P5"><draw:frame draw:style-name="fr4" draw:name="gráficos29" text:anchor-type="paragraph" svg:x="0.24cm" svg:y="9.936cm" svg:width="14.328cm" svg:height="9.687cm" draw:z-index="147"><draw:image xlink:href="Pictures/20000007000057C000003B5495A5E712.svm" xlink:type="simple" xlink:show="embed" xlink:actuate="onLoad"/></draw:frame></text:p>
      <text:p text:style-name="P2"/>
      <text:p text:style-name="P4"><text:soft-page-break/>3. Anexo:</text:p>
      <text:p text:style-name="P5">3.1. Asignación de abreviaciones:</text:p>
      <text:p text:style-name="P5"/>
      <table:table table:name="Tabla1" table:style-name="Tabla1">
        <table:table-column table:style-name="Tabla1.A"/>
        <table:table-column table:style-name="Tabla1.B"/>
        <table:table-row>
          <table:table-cell table:style-name="Tabla1.A1" office:value-type="string">
            <text:p text:style-name="P17">Nombre</text:p>
          </table:table-cell>
          <table:table-cell table:style-name="Tabla1.B1" office:value-type="string">
            <text:p text:style-name="P17"><text:s/>Abreviación</text:p>
          </table:table-cell>
        </table:table-row>
        <table:table-row>
          <table:table-cell table:style-name="Tabla1.A2" office:value-type="string">
            <text:p text:style-name="P20">Button</text:p>
          </table:table-cell>
          <table:table-cell table:style-name="Tabla1.B2" office:value-type="string">
            <text:p text:style-name="P20">btn</text:p>
          </table:table-cell>
        </table:table-row>
        <table:table-row>
          <table:table-cell table:style-name="Tabla1.A2" office:value-type="string">
            <text:p text:style-name="P20">Combo Box</text:p>
          </table:table-cell>
          <table:table-cell table:style-name="Tabla1.B2" office:value-type="string">
            <text:p text:style-name="P20">cbx</text:p>
          </table:table-cell>
        </table:table-row>
        <table:table-row>
          <table:table-cell table:style-name="Tabla1.A2" office:value-type="string">
            <text:p text:style-name="P20">Date time picker</text:p>
          </table:table-cell>
          <table:table-cell table:style-name="Tabla1.B2" office:value-type="string">
            <text:p text:style-name="P20">dtp</text:p>
          </table:table-cell>
        </table:table-row>
        <table:table-row>
          <table:table-cell table:style-name="Tabla1.A2" office:value-type="string">
            <text:p text:style-name="P20">Form</text:p>
          </table:table-cell>
          <table:table-cell table:style-name="Tabla1.B2" office:value-type="string">
            <text:p text:style-name="P20">frm</text:p>
          </table:table-cell>
        </table:table-row>
        <table:table-row>
          <table:table-cell table:style-name="Tabla1.A2" office:value-type="string">
            <text:p text:style-name="P20">Group Box</text:p>
          </table:table-cell>
          <table:table-cell table:style-name="Tabla1.B2" office:value-type="string">
            <text:p text:style-name="P20">gbx</text:p>
          </table:table-cell>
        </table:table-row>
        <table:table-row>
          <table:table-cell table:style-name="Tabla1.A2" office:value-type="string">
            <text:p text:style-name="P20">Label</text:p>
          </table:table-cell>
          <table:table-cell table:style-name="Tabla1.B2" office:value-type="string">
            <text:p text:style-name="P20">lbl</text:p>
          </table:table-cell>
        </table:table-row>
        <table:table-row>
          <table:table-cell table:style-name="Tabla1.A2" office:value-type="string">
            <text:p text:style-name="P20">List Box</text:p>
          </table:table-cell>
          <table:table-cell table:style-name="Tabla1.B2" office:value-type="string">
            <text:p text:style-name="P20">lbx</text:p>
          </table:table-cell>
        </table:table-row>
        <table:table-row>
          <table:table-cell table:style-name="Tabla1.A2" office:value-type="string">
            <text:p text:style-name="P20">Menu Strip</text:p>
          </table:table-cell>
          <table:table-cell table:style-name="Tabla1.B2" office:value-type="string">
            <text:p text:style-name="P20">msp</text:p>
          </table:table-cell>
        </table:table-row>
        <table:table-row>
          <table:table-cell table:style-name="Tabla1.A2" office:value-type="string">
            <text:p text:style-name="P20">Menu Strip Item</text:p>
          </table:table-cell>
          <table:table-cell table:style-name="Tabla1.B2" office:value-type="string">
            <text:p text:style-name="P20">ts</text:p>
          </table:table-cell>
        </table:table-row>
        <table:table-row>
          <table:table-cell table:style-name="Tabla1.A2" office:value-type="string">
            <text:p text:style-name="P20">Panel</text:p>
          </table:table-cell>
          <table:table-cell table:style-name="Tabla1.B2" office:value-type="string">
            <text:p text:style-name="P20">pnl</text:p>
          </table:table-cell>
        </table:table-row>
        <table:table-row>
          <table:table-cell table:style-name="Tabla1.A2" office:value-type="string">
            <text:p text:style-name="P20">Picture Box</text:p>
          </table:table-cell>
          <table:table-cell table:style-name="Tabla1.B2" office:value-type="string">
            <text:p text:style-name="P20">pbx</text:p>
          </table:table-cell>
        </table:table-row>
        <table:table-row>
          <table:table-cell table:style-name="Tabla1.A2" office:value-type="string">
            <text:p text:style-name="P20">Radio Button</text:p>
          </table:table-cell>
          <table:table-cell table:style-name="Tabla1.B2" office:value-type="string">
            <text:p text:style-name="P20">rbn</text:p>
          </table:table-cell>
        </table:table-row>
        <table:table-row>
          <table:table-cell table:style-name="Tabla1.A2" office:value-type="string">
            <text:p text:style-name="P20">Text Box</text:p>
          </table:table-cell>
          <table:table-cell table:style-name="Tabla1.B2" office:value-type="string">
            <text:p text:style-name="P20">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25"><draw:image xlink:href="Pictures/10000000000001E00000010A62719B05.jpg" xlink:type="simple" xlink:show="embed" xlink:actuate="onLoad"/></draw:frame><draw:frame text:anchor-type="paragraph" draw:z-index="20" draw:style-name="Mgr1" draw:text-style-name="MP1" svg:width="3.705cm" svg:height="1.191cm" svg:x="-0.014cm" svg:y="-0.009cm"><draw:text-box><text:p><text:span text:style-name="MT1">Insumos y Soporte al Usuario</text:span></text:p></draw:text-box></draw:frame><draw:frame text:anchor-type="paragraph" draw:z-index="41"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62" draw:style-name="Mgr3" draw:text-style-name="MP1" svg:width="2.065cm" svg:height="0.556cm" svg:x="0.065cm" svg:y="0.086cm"><draw:text-box><text:p><text:span text:style-name="MT1">S.I.G.A.T.</text:span></text:p></draw:text-box></draw:frame><draw:frame text:anchor-type="paragraph" draw:z-index="83" draw:style-name="Mgr4" draw:text-style-name="MP1" svg:width="2.065cm" svg:height="0.489cm" svg:x="6.521cm" svg:y="0.113cm"><draw:text-box><text:p><text:span text:style-name="MT1">ITI-CETP</text:span></text:p></draw:text-box></draw:frame><draw:frame text:anchor-type="paragraph" draw:z-index="10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49M8S</meta:editing-duration>
    <meta:editing-cycles>7</meta:editing-cycles>
    <meta:generator>OpenOffice/4.0.1$Win32 OpenOffice.org_project/401m5$Build-9714</meta:generator>
    <dc:date>2016-08-03T00:04:28.41</dc:date>
    <meta:document-statistic meta:table-count="2" meta:image-count="30" meta:object-count="0" meta:page-count="21" meta:paragraph-count="108" meta:word-count="1172" meta:character-count="7427"/>
    <dc:creator>Giuliana María Esquibel</dc:creator>
    <meta:template xlink:type="simple" xlink:actuate="onRequest" xlink:title="proyecto7_jul" xlink:href="../../../../.config/libreoffice/4/user/template/proyecto7_jul.ott" meta:date="2016-07-07T02:02:35.85"/>
  </office:meta>
</office:document-meta>
</file>